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94cm"/>
    </style:style>
    <style:style style:name="gr2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52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  <style:text-properties fo:font-family="'Liberation Sans'" style:font-family-generic="swiss" style:font-pitch="variable"/>
    </style:style>
    <style:style style:name="P2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8pt" style:font-size-asian="8pt" style:font-size-complex="8pt"/>
    </style:style>
    <style:style style:name="P3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family="'Liberation Sans'" style:font-family-generic="swiss" style:font-pitch="variabl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2" draw:layer="layout" svg:width="2.399cm" svg:height="0.744cm" svg:x="15.545cm" svg:y="6.715cm">
          <draw:text-box>
            <text:p text:style-name="P1"><text:span text:style-name="T1">Timeout</text:span></text:p>
          </draw:text-box>
        </draw:frame>
        <draw:custom-shape draw:style-name="gr2" draw:text-style-name="P3" xml:id="id2" draw:id="id2" draw:layer="layout" svg:width="3.175cm" svg:height="1.118cm" svg:x="12.113cm" svg:y="6.6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SYNCHRONOUS</text:span></text:p>
          <text:p text:style-name="P1"><text:span text:style-name="T2">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175cm" svg:height="1.125cm" svg:x="12.113cm" svg:y="11.74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ASYNCHRONOUS</text:span></text:p>
          <text:p text:style-name="P1"><text:span text:style-name="T2">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3.175cm" svg:height="1.118cm" svg:x="8.37cm" svg:y="14.198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RX</text:span></text:p>
          <text:p text:style-name="P1"><text:span text:style-name="T2">CON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3.175cm" svg:height="1.118cm" svg:x="15.85cm" svg:y="14.198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TX</text:span></text:p>
          <text:p text:style-name="P1"><text:span text:style-name="T2">CON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1.88cm" svg:height="0.78cm" svg:x="9.017cm" svg:y="17.11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RX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1.88cm" svg:height="0.787cm" svg:x="16.497cm" svg:y="19.5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TX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1.88cm" svg:height="0.787cm" svg:x="9.017cm" svg:y="19.5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1.88cm" svg:height="0.787cm" svg:x="16.497cm" svg:y="17.11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1.88cm" svg:height="0.787cm" svg:x="9.017cm" svg:y="21.84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ACK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1.88cm" svg:height="0.787cm" svg:x="16.497cm" svg:y="21.84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ACK 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1.88cm" svg:height="0.787cm" svg:x="12.76cm" svg:y="9.27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1.88cm" svg:height="0.787cm" svg:x="12.76cm" svg:y="4.0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3.259cm" svg:y1="4.836cm" svg:x2="13.051cm" svg:y2="6.66cm" draw:start-shape="id1" draw:start-glue-point="12" draw:end-shape="id2" draw:end-glue-point="7" svg:d="m13259 4836c0 1369-208 458-208 1824">
          <text:p/>
        </draw:connector>
        <draw:connector draw:style-name="gr4" draw:text-style-name="P4" draw:layer="layout" draw:type="curve" svg:x1="14.105cm" svg:y1="4.836cm" svg:x2="14.395cm" svg:y2="6.663cm" draw:start-shape="id1" draw:start-glue-point="13" draw:end-shape="id2" draw:end-glue-point="6" svg:d="m14105 4836c0 1369 290 456 290 1827">
          <text:p/>
        </draw:connector>
        <draw:connector draw:style-name="gr4" draw:text-style-name="P4" draw:layer="layout" draw:type="curve" svg:x1="13.7cm" svg:y1="7.778cm" svg:x2="13.7cm" svg:y2="9.27cm" draw:start-shape="id2" draw:start-glue-point="2" draw:end-shape="id3" draw:end-glue-point="0" svg:d="m13700 7778v1492">
          <text:p/>
        </draw:connector>
        <draw:connector draw:style-name="gr4" draw:text-style-name="P4" draw:layer="layout" draw:type="curve" svg:x1="13.7cm" svg:y1="10.057cm" svg:x2="13.7cm" svg:y2="11.745cm" draw:start-shape="id3" draw:start-glue-point="2" draw:end-shape="id4" draw:end-glue-point="0" svg:d="m13700 10057v1688">
          <text:p/>
        </draw:connector>
        <draw:connector draw:style-name="gr4" draw:text-style-name="P4" draw:layer="layout" draw:type="curve" svg:x1="12.113cm" svg:y1="12.307cm" svg:x2="10.652cm" svg:y2="14.201cm" draw:start-shape="id4" draw:start-glue-point="3" draw:end-shape="id5" draw:end-glue-point="6" svg:d="m12113 12307c-974 0-1461 631-1461 1894">
          <text:p/>
        </draw:connector>
        <draw:connector draw:style-name="gr4" draw:text-style-name="P4" draw:layer="layout" draw:type="curve" svg:x1="15.288cm" svg:y1="12.307cm" svg:x2="16.788cm" svg:y2="14.198cm" draw:start-shape="id4" draw:start-glue-point="1" draw:end-shape="id6" draw:end-glue-point="7" svg:d="m15288 12307c1000 0 1500 630 1500 1891">
          <text:p/>
        </draw:connector>
        <draw:connector draw:style-name="gr4" draw:text-style-name="P4" draw:layer="layout" draw:type="curve" svg:x1="9.957cm" svg:y1="15.316cm" svg:x2="9.957cm" svg:y2="17.113cm" draw:start-shape="id5" draw:start-glue-point="2" draw:end-shape="id7" draw:end-glue-point="0" svg:d="m9957 15316v1797">
          <text:p/>
        </draw:connector>
        <draw:connector draw:style-name="gr4" draw:text-style-name="P4" draw:layer="layout" draw:type="curve" svg:x1="17.437cm" svg:y1="15.316cm" svg:x2="17.437cm" svg:y2="17.11cm" draw:start-shape="id6" draw:start-glue-point="2" draw:end-shape="id8" draw:end-glue-point="0" svg:d="m17437 15316v1794">
          <text:p/>
        </draw:connector>
        <draw:connector draw:style-name="gr4" draw:text-style-name="P4" draw:layer="layout" draw:type="curve" svg:x1="9.957cm" svg:y1="17.893cm" svg:x2="9.957cm" svg:y2="19.55cm" draw:start-shape="id7" draw:start-glue-point="2" draw:end-shape="id9" draw:end-glue-point="0" svg:d="m9957 17893v1657">
          <text:p/>
        </draw:connector>
        <draw:connector draw:style-name="gr4" draw:text-style-name="P4" draw:layer="layout" draw:type="curve" svg:x1="9.957cm" svg:y1="20.337cm" svg:x2="9.957cm" svg:y2="21.845cm" draw:start-shape="id9" draw:start-glue-point="2" draw:end-shape="id10" draw:end-glue-point="0" svg:d="m9957 20337v1508">
          <text:p/>
        </draw:connector>
        <draw:connector draw:style-name="gr4" draw:text-style-name="P4" draw:layer="layout" draw:type="curve" svg:x1="17.437cm" svg:y1="17.897cm" svg:x2="17.437cm" svg:y2="19.55cm" draw:start-shape="id8" draw:start-glue-point="2" draw:end-shape="id11" draw:end-glue-point="0" svg:d="m17437 17897v1653">
          <text:p/>
        </draw:connector>
        <draw:connector draw:style-name="gr4" draw:text-style-name="P4" draw:layer="layout" draw:type="curve" svg:x1="17.437cm" svg:y1="20.337cm" svg:x2="17.437cm" svg:y2="21.845cm" draw:start-shape="id11" draw:start-glue-point="2" draw:end-shape="id12" draw:end-glue-point="0" svg:d="m17437 20337v1508">
          <text:p/>
        </draw:connector>
        <draw:connector draw:style-name="gr4" draw:text-style-name="P4" draw:layer="layout" draw:type="curve" svg:x1="9.017cm" svg:y1="22.238cm" svg:x2="12.76cm" svg:y2="9.663cm" draw:start-shape="id10" draw:start-glue-point="3" draw:end-shape="id3" draw:end-glue-point="3" svg:d="m9017 22238c-789 0-2660-12575 3743-12575">
          <text:p/>
        </draw:connector>
        <draw:connector draw:style-name="gr4" draw:text-style-name="P4" draw:layer="layout" draw:type="curve" svg:x1="18.377cm" svg:y1="22.238cm" svg:x2="14.64cm" svg:y2="9.663cm" draw:start-shape="id12" draw:start-glue-point="1" draw:end-shape="id3" draw:end-glue-point="1" svg:d="m18377 22238c790 0 2659-12575-3737-12575">
          <text:p/>
        </draw:connector>
        <draw:connector draw:style-name="gr4" draw:text-style-name="P4" draw:layer="layout" draw:type="curve" draw:line-skew="-1.038cm" svg:x1="9.308cm" svg:y1="14.198cm" svg:x2="12.822cm" svg:y2="10.01cm" draw:start-shape="id5" draw:start-glue-point="7" draw:end-shape="id3" draw:end-glue-point="11" svg:d="m9308 14198c0-4662 3514-2568 3514-4188">
          <text:p/>
        </draw:connector>
        <draw:connector draw:style-name="gr4" draw:text-style-name="P4" draw:layer="layout" draw:type="curve" draw:line-skew="-1.036cm" svg:x1="18.132cm" svg:y1="14.201cm" svg:x2="14.587cm" svg:y2="10.01cm" draw:start-shape="id6" draw:start-glue-point="6" draw:end-shape="id3" draw:end-glue-point="14" svg:d="m18132 14201c0-4663-3545-2568-3545-4191">
          <text:p/>
        </draw:connector>
        <draw:connector draw:style-name="gr4" draw:text-style-name="P4" draw:layer="layout" draw:type="curve" svg:x1="14.587cm" svg:y1="9.323cm" svg:x2="14.64cm" svg:y2="4.443cm" draw:start-shape="id3" draw:start-glue-point="5" draw:end-shape="id1" draw:end-glue-point="1" svg:d="m14587 9323c870 0 843-4880 53-4880">
          <text:p/>
        </draw:connector>
        <draw:frame draw:style-name="gr1" draw:text-style-name="P2" draw:layer="layout" svg:width="2.399cm" svg:height="0.887cm" svg:x="11.2cm" svg:y="5.328cm">
          <draw:text-box>
            <text:p text:style-name="P1"><text:span text:style-name="T1">Timer</text:span></text:p>
            <text:p text:style-name="P1"><text:span text:style-name="T1">interrupt</text:span></text:p>
          </draw:text-box>
        </draw:frame>
        <draw:frame draw:style-name="gr1" draw:text-style-name="P2" draw:layer="layout" svg:width="2.399cm" svg:height="0.887cm" svg:x="13.711cm" svg:y="5.328cm">
          <draw:text-box>
            <text:p text:style-name="P1"><text:span text:style-name="T1">RX/TX</text:span></text:p>
            <text:p text:style-name="P1"><text:span text:style-name="T1">request</text:span></text:p>
          </draw:text-box>
        </draw:frame>
        <draw:frame draw:style-name="gr1" draw:text-style-name="P2" draw:layer="layout" svg:width="2.399cm" svg:height="0.887cm" svg:x="12.97cm" svg:y="7.955cm">
          <draw:text-box>
            <text:p text:style-name="P1"><text:span text:style-name="T1">Sync</text:span></text:p>
            <text:p text:style-name="P1"><text:span text:style-name="T1">OK</text:span></text:p>
          </draw:text-box>
        </draw:frame>
        <draw:frame draw:style-name="gr1" draw:text-style-name="P2" draw:layer="layout" svg:width="2.399cm" svg:height="0.887cm" svg:x="13.135cm" svg:y="10.566cm">
          <draw:text-box>
            <text:p text:style-name="P1"><text:span text:style-name="T1">RX/TX</text:span></text:p>
            <text:p text:style-name="P1"><text:span text:style-name="T1">pending</text:span></text:p>
          </draw:text-box>
        </draw:frame>
        <draw:connector draw:style-name="gr4" draw:text-style-name="P4" draw:layer="layout" draw:type="curve" svg:x1="12.119cm" svg:y1="12.085cm" svg:x2="12.76cm" svg:y2="4.443cm" draw:start-shape="id4" draw:start-glue-point="9" draw:end-shape="id1" draw:end-glue-point="3" svg:d="m12119 12085c-799 0-1120-7642 641-7642">
          <text:p/>
        </draw:connector>
        <draw:frame draw:style-name="gr1" draw:text-style-name="P2" draw:layer="layout" svg:width="2.399cm" svg:height="0.744cm" svg:x="9.455cm" svg:y="7.641cm">
          <draw:text-box>
            <text:p text:style-name="P1"><text:span text:style-name="T1">Timeout</text:span></text:p>
          </draw:text-box>
        </draw:frame>
        <draw:frame draw:style-name="gr1" draw:text-style-name="P2" draw:layer="layout" svg:width="2.399cm" svg:height="0.887cm" svg:x="10.225cm" svg:y="12.836cm">
          <draw:text-box>
            <text:p text:style-name="P1"><text:span text:style-name="T1">RX</text:span></text:p>
            <text:p text:style-name="P1"><text:span text:style-name="T1">pending</text:span></text:p>
          </draw:text-box>
        </draw:frame>
        <draw:frame draw:style-name="gr1" draw:text-style-name="P2" draw:layer="layout" svg:width="2.399cm" svg:height="0.887cm" svg:x="14.776cm" svg:y="12.836cm">
          <draw:text-box>
            <text:p text:style-name="P1"><text:span text:style-name="T1">TX</text:span></text:p>
            <text:p text:style-name="P1"><text:span text:style-name="T1">pending</text:span></text:p>
          </draw:text-box>
        </draw:frame>
        <draw:frame draw:style-name="gr1" draw:text-style-name="P2" draw:layer="layout" svg:width="3.175cm" svg:height="1.205cm" svg:x="9.115cm" svg:y="15.44cm">
          <draw:text-box>
            <text:p text:style-name="P1"><text:span text:style-name="T1">RX</text:span></text:p>
            <text:p text:style-name="P1"><text:span text:style-name="T1">Contention</text:span></text:p>
            <text:p text:style-name="P1"><text:span text:style-name="T1">OK</text:span></text:p>
          </draw:text-box>
        </draw:frame>
        <draw:frame draw:style-name="gr1" draw:text-style-name="P2" draw:layer="layout" svg:width="3.175cm" svg:height="1.205cm" svg:x="15.075cm" svg:y="15.54cm">
          <draw:text-box>
            <text:p text:style-name="P1"><text:span text:style-name="T1">TX</text:span></text:p>
            <text:p text:style-name="P1"><text:span text:style-name="T1">Contention</text:span></text:p>
            <text:p text:style-name="P1"><text:span text:style-name="T1">OK</text:span></text:p>
          </draw:text-box>
        </draw:frame>
        <draw:frame draw:style-name="gr1" draw:text-style-name="P2" draw:layer="layout" svg:width="2.399cm" svg:height="0.887cm" svg:x="9.191cm" svg:y="18.146cm">
          <draw:text-box>
            <text:p text:style-name="P1"><text:span text:style-name="T1">RX</text:span></text:p>
            <text:p text:style-name="P1"><text:span text:style-name="T1">end</text:span></text:p>
          </draw:text-box>
        </draw:frame>
        <draw:frame draw:style-name="gr1" draw:text-style-name="P2" draw:layer="layout" svg:width="2.399cm" svg:height="0.887cm" svg:x="15.88cm" svg:y="20.536cm">
          <draw:text-box>
            <text:p text:style-name="P1"><text:span text:style-name="T1">TX</text:span></text:p>
            <text:p text:style-name="P1"><text:span text:style-name="T1">end</text:span></text:p>
          </draw:text-box>
        </draw:frame>
        <draw:frame draw:style-name="gr1" draw:text-style-name="P2" draw:layer="layout" svg:width="2.399cm" svg:height="0.887cm" svg:x="9.385cm" svg:y="20.536cm">
          <draw:text-box>
            <text:p text:style-name="P1"><text:span text:style-name="T1">Unpack</text:span></text:p>
            <text:p text:style-name="P1"><text:span text:style-name="T1">OK</text:span></text:p>
          </draw:text-box>
        </draw:frame>
        <draw:frame draw:style-name="gr1" draw:text-style-name="P2" draw:layer="layout" svg:width="2.399cm" svg:height="0.887cm" svg:x="15.821cm" svg:y="18.146cm">
          <draw:text-box>
            <text:p text:style-name="P1"><text:span text:style-name="T1">Pack</text:span></text:p>
            <text:p text:style-name="P1"><text:span text:style-name="T1">OK</text:span></text:p>
          </draw:text-box>
        </draw:frame>
        <draw:frame draw:style-name="gr1" draw:text-style-name="P2" draw:layer="layout" svg:width="2.399cm" svg:height="0.887cm" svg:x="7.056cm" svg:y="20.785cm">
          <draw:text-box>
            <text:p text:style-name="P1"><text:span text:style-name="T1">Ack TX</text:span></text:p>
            <text:p text:style-name="P1"><text:span text:style-name="T1">end</text:span></text:p>
          </draw:text-box>
        </draw:frame>
        <draw:frame draw:style-name="gr1" draw:text-style-name="P2" draw:layer="layout" svg:width="2.399cm" svg:height="0.887cm" svg:x="17.651cm" svg:y="20.892cm">
          <draw:text-box>
            <text:p text:style-name="P1"><text:span text:style-name="T1">Ack RX</text:span></text:p>
            <text:p text:style-name="P1"><text:span text:style-name="T1">end</text:span></text:p>
          </draw:text-box>
        </draw:frame>
        <draw:frame draw:style-name="gr1" draw:text-style-name="P2" draw:layer="layout" svg:width="2.399cm" svg:height="0.744cm" svg:x="15.775cm" svg:y="11.553cm">
          <draw:text-box>
            <text:p text:style-name="P1"><text:span text:style-name="T1">Timeout</text:span></text:p>
          </draw:text-box>
        </draw:frame>
        <draw:frame draw:style-name="gr1" draw:text-style-name="P2" draw:layer="layout" svg:width="2.399cm" svg:height="0.744cm" svg:x="9.355cm" svg:y="11.553cm">
          <draw:text-box>
            <text:p text:style-name="P1"><text:span text:style-name="T1">Timeout</text:span></text:p>
          </draw:text-box>
        </draw:frame>
        <draw:connector draw:style-name="gr4" draw:text-style-name="P4" draw:layer="layout" draw:type="curve" svg:x1="10.897cm" svg:y1="22.238cm" svg:x2="10.897cm" svg:y2="17.503cm" draw:start-shape="id10" draw:start-glue-point="1" draw:end-shape="id7" draw:end-glue-point="1" svg:d="m10897 22238c790 0 790-4735 0-4735">
          <text:p/>
        </draw:connector>
        <draw:connector draw:style-name="gr5" draw:text-style-name="P4" draw:layer="layout" draw:type="curve" svg:x1="16.497cm" svg:y1="22.238cm" svg:x2="16.497cm" svg:y2="17.503cm" draw:start-shape="id12" draw:start-glue-point="3" draw:end-shape="id8" draw:end-glue-point="3" svg:d="m16497 22238c-789 0-789-4735 0-4735">
          <text:p/>
        </draw:connector>
        <draw:connector draw:style-name="gr4" draw:text-style-name="P4" draw:layer="layout" draw:type="curve" svg:x1="9.021cm" svg:y1="19.788cm" svg:x2="12.815cm" svg:y2="9.323cm" draw:start-shape="id9" draw:start-glue-point="9" draw:end-shape="id3" draw:end-glue-point="8" svg:d="m9021 19788c-795 0-662-5523 484-8357s3310-2978 3310-2108">
          <text:p/>
        </draw:connector>
        <draw:frame draw:style-name="gr1" draw:text-style-name="P2" draw:layer="layout" svg:width="2.399cm" svg:height="0.887cm" svg:x="7.286cm" svg:y="18.237cm">
          <draw:text-box>
            <text:p text:style-name="P1"><text:span text:style-name="T1">Unpack</text:span></text:p>
            <text:p text:style-name="P1"><text:span text:style-name="T1">failed</text:span></text:p>
          </draw:text-box>
        </draw:frame>
        <draw:frame draw:style-name="gr1" draw:text-style-name="P2" draw:layer="layout" svg:width="2.399cm" svg:height="0.887cm" svg:x="10.886cm" svg:y="19.437cm">
          <draw:text-box>
            <text:p text:style-name="P1"><text:span text:style-name="T1">Keep</text:span></text:p>
            <text:p text:style-name="P1"><text:span text:style-name="T1">active</text:span></text:p>
          </draw:text-box>
        </draw:frame>
        <draw:frame draw:style-name="gr1" draw:text-style-name="P2" draw:layer="layout" svg:width="2.399cm" svg:height="0.887cm" svg:x="14.087cm" svg:y="19.438cm">
          <draw:text-box>
            <text:p text:style-name="P1"><text:span text:style-name="T1">Keep</text:span></text:p>
            <text:p text:style-name="P1"><text:span text:style-name="T1">activ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11-16T18:28:19</meta:creation-date>
    <dc:date>2011-12-11T03:24:08</dc:date>
    <meta:editing-duration>PT3H39M49S</meta:editing-duration>
    <meta:editing-cycles>21</meta:editing-cycles>
    <meta:generator>LibreOffice/3.4$Linux LibreOffice_project/340m1$Build-402</meta:generator>
    <dc:creator>Antônio Augusto Fröhlich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